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singleNucleotide" table:style-name="ta1">
        <table:table-column table:style-name="co1" table:number-columns-repeated="6" table:default-cell-style-name="Default"/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.425513522394" calcext:value-type="float">
            <text:p>28.4255135224</text:p>
          </table:table-cell>
          <table:table-cell office:value-type="float" office:value="33.4899976287482" calcext:value-type="float">
            <text:p>33.4899976287</text:p>
          </table:table-cell>
          <table:table-cell office:value-type="float" office:value="24.6721130776325" calcext:value-type="float">
            <text:p>24.6721130776</text:p>
          </table:table-cell>
          <table:table-cell office:value-type="float" office:value="26.3447243285372" calcext:value-type="float">
            <text:p>26.3447243285</text:p>
          </table:table-cell>
          <table:table-cell office:value-type="float" office:value="30.9981481754634" calcext:value-type="float">
            <text:p>30.998148175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8.549067903248" calcext:value-type="float">
            <text:p>28.5490679032</text:p>
          </table:table-cell>
          <table:table-cell office:value-type="float" office:value="32.5526525684968" calcext:value-type="float">
            <text:p>32.5526525685</text:p>
          </table:table-cell>
          <table:table-cell office:value-type="float" office:value="24.677532544357" calcext:value-type="float">
            <text:p>24.6775325444</text:p>
          </table:table-cell>
          <table:table-cell office:value-type="float" office:value="26.1081567278408" calcext:value-type="float">
            <text:p>26.1081567278</text:p>
          </table:table-cell>
          <table:table-cell office:value-type="float" office:value="30.6285878262315" calcext:value-type="float">
            <text:p>30.628587826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.3283644181994" calcext:value-type="float">
            <text:p>21.3283644182</text:p>
          </table:table-cell>
          <table:table-cell office:value-type="float" office:value="16.6362715298886" calcext:value-type="float">
            <text:p>16.6362715299</text:p>
          </table:table-cell>
          <table:table-cell office:value-type="float" office:value="25.3669989381519" calcext:value-type="float">
            <text:p>25.3669989382</text:p>
          </table:table-cell>
          <table:table-cell office:value-type="float" office:value="23.76240642608" calcext:value-type="float">
            <text:p>23.7624064261</text:p>
          </table:table-cell>
          <table:table-cell office:value-type="float" office:value="19.0806314708261" calcext:value-type="float">
            <text:p>19.080631470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1.447859682269" calcext:value-type="float">
            <text:p>21.4478596823</text:p>
          </table:table-cell>
          <table:table-cell office:value-type="float" office:value="17.3210782728664" calcext:value-type="float">
            <text:p>17.3210782729</text:p>
          </table:table-cell>
          <table:table-cell office:value-type="float" office:value="25.2833554398586" calcext:value-type="float">
            <text:p>25.2833554399</text:p>
          </table:table-cell>
          <table:table-cell office:value-type="float" office:value="23.784712517542" calcext:value-type="float">
            <text:p>23.7847125175</text:p>
          </table:table-cell>
          <table:table-cell office:value-type="float" office:value="19.292632527479" calcext:value-type="float">
            <text:p>19.29263252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249194473889531" calcext:value-type="float">
            <text:p>0.24919447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42.7762241004684" calcext:value-type="float">
            <text:p>42.7762241005</text:p>
          </table:table-cell>
          <table:table-cell office:value-type="float" office:value="33.957349802755" calcext:value-type="float">
            <text:p>33.9573498028</text:p>
          </table:table-cell>
          <table:table-cell office:value-type="float" office:value="50.6503543780106" calcext:value-type="float">
            <text:p>50.650354378</text:p>
          </table:table-cell>
          <table:table-cell office:value-type="float" office:value="47.547118943622" calcext:value-type="float">
            <text:p>47.5471189436</text:p>
          </table:table-cell>
          <table:table-cell office:value-type="float" office:value="38.3732639983051" calcext:value-type="float">
            <text:p>38.3732639983</text:p>
          </table:table-cell>
        </table:table-row>
        <table:table-row table:style-name="ro1">
          <table:table-cell table:style-name="ce1" office:value-type="string" calcext:value-type="string" table:number-columns-spanned="6" table:number-rows-spanned="1">
            <text:p>dinucleotide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style-name="ce2" office:value-type="percentage" office:value="0.0893567230445365" calcext:value-type="percentage">
            <text:p>8.94%</text:p>
          </table:table-cell>
          <table:table-cell table:style-name="ce2" office:value-type="percentage" office:value="0.127162689430684" calcext:value-type="percentage">
            <text:p>12.72%</text:p>
          </table:table-cell>
          <table:table-cell table:style-name="ce2" office:value-type="percentage" office:value="0.0725086068480014" calcext:value-type="percentage">
            <text:p>7.25%</text:p>
          </table:table-cell>
          <table:table-cell table:style-name="ce2" office:value-type="percentage" office:value="0.0913324787122592" calcext:value-type="percentage">
            <text:p>9.13%</text:p>
          </table:table-cell>
          <table:table-cell table:style-name="ce2" office:value-type="percentage" office:value="0.108651547232253" calcext:value-type="percentage">
            <text:p>10.87%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style-name="ce2" office:value-type="percentage" office:value="0.0866177016318131" calcext:value-type="percentage">
            <text:p>8.66%</text:p>
          </table:table-cell>
          <table:table-cell table:style-name="ce2" office:value-type="percentage" office:value="0.0985691651037962" calcext:value-type="percentage">
            <text:p>9.86%</text:p>
          </table:table-cell>
          <table:table-cell table:style-name="ce2" office:value-type="percentage" office:value="0.0670386196710108" calcext:value-type="percentage">
            <text:p>6.70%</text:p>
          </table:table-cell>
          <table:table-cell table:style-name="ce2" office:value-type="percentage" office:value="0.0693853174031109" calcext:value-type="percentage">
            <text:p>6.94%</text:p>
          </table:table-cell>
          <table:table-cell table:style-name="ce2" office:value-type="percentage" office:value="0.0891772186695023" calcext:value-type="percentage">
            <text:p>8.92%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style-name="ce2" office:value-type="percentage" office:value="0.0525594656597918" calcext:value-type="percentage">
            <text:p>5.26%</text:p>
          </table:table-cell>
          <table:table-cell table:style-name="ce2" office:value-type="percentage" office:value="0.0378187716915648" calcext:value-type="percentage">
            <text:p>3.78%</text:p>
          </table:table-cell>
          <table:table-cell table:style-name="ce2" office:value-type="percentage" office:value="0.0553513100412614" calcext:value-type="percentage">
            <text:p>5.54%</text:p>
          </table:table-cell>
          <table:table-cell table:style-name="ce2" office:value-type="percentage" office:value="0.0491996419257164" calcext:value-type="percentage">
            <text:p>4.92%</text:p>
          </table:table-cell>
          <table:table-cell table:style-name="ce2" office:value-type="percentage" office:value="0.0529734455602473" calcext:value-type="percentage">
            <text:p>5.30%</text:p>
          </table:table-cell>
        </table:table-row>
        <table:table-row table:style-name="ro1">
          <table:table-cell/>
          <table:table-cell table:style-name="ce2" office:value-type="percentage" office:value="0.0557207635696033" calcext:value-type="percentage">
            <text:p>5.57%</text:p>
          </table:table-cell>
          <table:table-cell table:style-name="ce2" office:value-type="percentage" office:value="0.071349350061437" calcext:value-type="percentage">
            <text:p>7.13%</text:p>
          </table:table-cell>
          <table:table-cell table:style-name="ce2" office:value-type="percentage" office:value="0.0518225942160512" calcext:value-type="percentage">
            <text:p>5.18%</text:p>
          </table:table-cell>
          <table:table-cell table:style-name="ce2" office:value-type="percentage" office:value="0.0535298052442851" calcext:value-type="percentage">
            <text:p>5.35%</text:p>
          </table:table-cell>
          <table:table-cell table:style-name="ce2" office:value-type="percentage" office:value="0.0591792702926312" calcext:value-type="percentage">
            <text:p>5.92%</text:p>
          </table:table-cell>
        </table:table-row>
        <table:table-row table:style-name="ro1">
          <table:table-cell/>
          <table:table-cell table:style-name="ce2" office:value-type="percentage" office:value="0.0663360759378926" calcext:value-type="percentage">
            <text:p>6.63%</text:p>
          </table:table-cell>
          <table:table-cell table:style-name="ce2" office:value-type="percentage" office:value="0.0935593567440557" calcext:value-type="percentage">
            <text:p>9.36%</text:p>
          </table:table-cell>
          <table:table-cell table:style-name="ce2" office:value-type="percentage" office:value="0.0458382169770766" calcext:value-type="percentage">
            <text:p>4.58%</text:p>
          </table:table-cell>
          <table:table-cell table:style-name="ce2" office:value-type="percentage" office:value="0.0523775913112157" calcext:value-type="percentage">
            <text:p>5.24%</text:p>
          </table:table-cell>
          <table:table-cell table:style-name="ce2" office:value-type="percentage" office:value="0.073087397804361" calcext:value-type="percentage">
            <text:p>7.31%</text:p>
          </table:table-cell>
        </table:table-row>
        <table:table-row table:style-name="ro1">
          <table:table-cell/>
          <table:table-cell table:style-name="ce2" office:value-type="percentage" office:value="0.0897499600104799" calcext:value-type="percentage">
            <text:p>8.97%</text:p>
          </table:table-cell>
          <table:table-cell table:style-name="ce2" office:value-type="percentage" office:value="0.120727435383388" calcext:value-type="percentage">
            <text:p>12.07%</text:p>
          </table:table-cell>
          <table:table-cell table:style-name="ce2" office:value-type="percentage" office:value="0.0730590042143243" calcext:value-type="percentage">
            <text:p>7.31%</text:p>
          </table:table-cell>
          <table:table-cell table:style-name="ce2" office:value-type="percentage" office:value="0.089852627344647" calcext:value-type="percentage">
            <text:p>8.99%</text:p>
          </table:table-cell>
          <table:table-cell table:style-name="ce2" office:value-type="percentage" office:value="0.10589459484466" calcext:value-type="percentage">
            <text:p>10.59%</text:p>
          </table:table-cell>
        </table:table-row>
        <table:table-row table:style-name="ro1">
          <table:table-cell/>
          <table:table-cell table:style-name="ce2" office:value-type="percentage" office:value="0.0653607648338658" calcext:value-type="percentage">
            <text:p>6.54%</text:p>
          </table:table-cell>
          <table:table-cell table:style-name="ce2" office:value-type="percentage" office:value="0.0607649442755826" calcext:value-type="percentage">
            <text:p>6.08%</text:p>
          </table:table-cell>
          <table:table-cell table:style-name="ce2" office:value-type="percentage" office:value="0.0581367322269048" calcext:value-type="percentage">
            <text:p>5.81%</text:p>
          </table:table-cell>
          <table:table-cell table:style-name="ce2" office:value-type="percentage" office:value="0.0539769969100447" calcext:value-type="percentage">
            <text:p>5.40%</text:p>
          </table:table-cell>
          <table:table-cell table:style-name="ce2" office:value-type="percentage" office:value="0.0621856356880514" calcext:value-type="percentage">
            <text:p>6.22%</text:p>
          </table:table-cell>
        </table:table-row>
        <table:table-row table:style-name="ro1">
          <table:table-cell/>
          <table:table-cell table:style-name="ce2" office:value-type="percentage" office:value="0.0640425947350528" calcext:value-type="percentage">
            <text:p>6.40%</text:p>
          </table:table-cell>
          <table:table-cell table:style-name="ce2" office:value-type="percentage" office:value="0.050474250361077" calcext:value-type="percentage">
            <text:p>5.05%</text:p>
          </table:table-cell>
          <table:table-cell table:style-name="ce2" office:value-type="percentage" office:value="0.0697413720252639" calcext:value-type="percentage">
            <text:p>6.97%</text:p>
          </table:table-cell>
          <table:table-cell table:style-name="ce2" office:value-type="percentage" office:value="0.0648740842533705" calcext:value-type="percentage">
            <text:p>6.49%</text:p>
          </table:table-cell>
          <table:table-cell table:style-name="ce2" office:value-type="percentage" office:value="0.0651169089950935" calcext:value-type="percentage">
            <text:p>6.51%</text:p>
          </table:table-cell>
        </table:table-row>
        <table:table-row table:style-name="ro1">
          <table:table-cell/>
          <table:table-cell table:style-name="ce2" office:value-type="percentage" office:value="0.0629106947780024" calcext:value-type="percentage">
            <text:p>6.29%</text:p>
          </table:table-cell>
          <table:table-cell table:style-name="ce2" office:value-type="percentage" office:value="0.048886050572334" calcext:value-type="percentage">
            <text:p>4.89%</text:p>
          </table:table-cell>
          <table:table-cell table:style-name="ce2" office:value-type="percentage" office:value="0.0703707650082486" calcext:value-type="percentage">
            <text:p>7.04%</text:p>
          </table:table-cell>
          <table:table-cell table:style-name="ce2" office:value-type="percentage" office:value="0.065485763284227" calcext:value-type="percentage">
            <text:p>6.55%</text:p>
          </table:table-cell>
          <table:table-cell table:style-name="ce2" office:value-type="percentage" office:value="0.0651933420136212" calcext:value-type="percentage">
            <text:p>6.52%</text:p>
          </table:table-cell>
        </table:table-row>
        <table:table-row table:style-name="ro1">
          <table:table-cell/>
          <table:table-cell table:style-name="ce2" office:value-type="percentage" office:value="0.0558149414965755" calcext:value-type="percentage">
            <text:p>5.58%</text:p>
          </table:table-cell>
          <table:table-cell table:style-name="ce2" office:value-type="percentage" office:value="0.0678544482528186" calcext:value-type="percentage">
            <text:p>6.79%</text:p>
          </table:table-cell>
          <table:table-cell table:style-name="ce2" office:value-type="percentage" office:value="0.051525350244519" calcext:value-type="percentage">
            <text:p>5.15%</text:p>
          </table:table-cell>
          <table:table-cell table:style-name="ce2" office:value-type="percentage" office:value="0.0529119746534331" calcext:value-type="percentage">
            <text:p>5.29%</text:p>
          </table:table-cell>
          <table:table-cell table:style-name="ce2" office:value-type="percentage" office:value="0.0578074987495826" calcext:value-type="percentage">
            <text:p>5.78%</text:p>
          </table:table-cell>
        </table:table-row>
        <table:table-row table:style-name="ro1">
          <table:table-cell/>
          <table:table-cell table:style-name="ce2" office:value-type="percentage" office:value="0.0479370461470238" calcext:value-type="percentage">
            <text:p>4.79%</text:p>
          </table:table-cell>
          <table:table-cell table:style-name="ce2" office:value-type="percentage" office:value="0.0405602621311087" calcext:value-type="percentage">
            <text:p>4.06%</text:p>
          </table:table-cell>
          <table:table-cell table:style-name="ce2" office:value-type="percentage" office:value="0.0591059900722718" calcext:value-type="percentage">
            <text:p>5.91%</text:p>
          </table:table-cell>
          <table:table-cell table:style-name="ce2" office:value-type="percentage" office:value="0.0769907852305859" calcext:value-type="percentage">
            <text:p>7.70%</text:p>
          </table:table-cell>
          <table:table-cell table:style-name="ce2" office:value-type="percentage" office:value="0.0383304883265326" calcext:value-type="percentage">
            <text:p>3.83%</text:p>
          </table:table-cell>
        </table:table-row>
        <table:table-row table:style-name="ro1">
          <table:table-cell/>
          <table:table-cell table:style-name="ce2" office:value-type="percentage" office:value="0.0466208013209938" calcext:value-type="percentage">
            <text:p>4.66%</text:p>
          </table:table-cell>
          <table:table-cell table:style-name="ce2" office:value-type="percentage" office:value="0.00906195434262433" calcext:value-type="percentage">
            <text:p>0.91%</text:p>
          </table:table-cell>
          <table:table-cell table:style-name="ce2" office:value-type="percentage" office:value="0.07266788405648" calcext:value-type="percentage">
            <text:p>7.27%</text:p>
          </table:table-cell>
          <table:table-cell table:style-name="ce2" office:value-type="percentage" office:value="0.0422355410925545" calcext:value-type="percentage">
            <text:p>4.22%</text:p>
          </table:table-cell>
          <table:table-cell table:style-name="ce2" office:value-type="percentage" office:value="0.0294749856185241" calcext:value-type="percentage">
            <text:p>2.95%</text:p>
          </table:table-cell>
        </table:table-row>
        <table:table-row table:style-name="ro1">
          <table:table-cell/>
          <table:table-cell table:style-name="ce2" office:value-type="percentage" office:value="0.0656509997059146" calcext:value-type="percentage">
            <text:p>6.57%</text:p>
          </table:table-cell>
          <table:table-cell table:style-name="ce2" office:value-type="percentage" office:value="0.0652918795404083" calcext:value-type="percentage">
            <text:p>6.53%</text:p>
          </table:table-cell>
          <table:table-cell table:style-name="ce2" office:value-type="percentage" office:value="0.0580035419429982" calcext:value-type="percentage">
            <text:p>5.80%</text:p>
          </table:table-cell>
          <table:table-cell table:style-name="ce2" office:value-type="percentage" office:value="0.0542514099776698" calcext:value-type="percentage">
            <text:p>5.43%</text:p>
          </table:table-cell>
          <table:table-cell table:style-name="ce2" office:value-type="percentage" office:value="0.0630491947043987" calcext:value-type="percentage">
            <text:p>6.30%</text:p>
          </table:table-cell>
        </table:table-row>
        <table:table-row table:style-name="ro1">
          <table:table-cell/>
          <table:table-cell table:style-name="ce2" office:value-type="percentage" office:value="0.0533075945754156" calcext:value-type="percentage">
            <text:p>5.33%</text:p>
          </table:table-cell>
          <table:table-cell table:style-name="ce2" office:value-type="percentage" office:value="0.0383749380241005" calcext:value-type="percentage">
            <text:p>3.84%</text:p>
          </table:table-cell>
          <table:table-cell table:style-name="ce2" office:value-type="percentage" office:value="0.0551523513137155" calcext:value-type="percentage">
            <text:p>5.52%</text:p>
          </table:table-cell>
          <table:table-cell table:style-name="ce2" office:value-type="percentage" office:value="0.0489313804180868" calcext:value-type="percentage">
            <text:p>4.89%</text:p>
          </table:table-cell>
          <table:table-cell table:style-name="ce2" office:value-type="percentage" office:value="0.0534065659985706" calcext:value-type="percentage">
            <text:p>5.34%</text:p>
          </table:table-cell>
        </table:table-row>
        <table:table-row table:style-name="ro1">
          <table:table-cell/>
          <table:table-cell table:style-name="ce2" office:value-type="percentage" office:value="0.047425886223117" calcext:value-type="percentage">
            <text:p>4.74%</text:p>
          </table:table-cell>
          <table:table-cell table:style-name="ce2" office:value-type="percentage" office:value="0.0272187372006295" calcext:value-type="percentage">
            <text:p>2.72%</text:p>
          </table:table-cell>
          <table:table-cell table:style-name="ce2" office:value-type="percentage" office:value="0.0810759570410814" calcext:value-type="percentage">
            <text:p>8.11%</text:p>
          </table:table-cell>
          <table:table-cell table:style-name="ce2" office:value-type="percentage" office:value="0.0574566401944535" calcext:value-type="percentage">
            <text:p>5.75%</text:p>
          </table:table-cell>
          <table:table-cell table:style-name="ce2" office:value-type="percentage" office:value="0.0373154042032796" calcext:value-type="percentage">
            <text:p>3.73%</text:p>
          </table:table-cell>
        </table:table-row>
        <table:table-row table:style-name="ro1">
          <table:table-cell/>
          <table:table-cell table:style-name="ce2" office:value-type="percentage" office:value="0.0480936350000473" calcext:value-type="percentage">
            <text:p>4.81%</text:p>
          </table:table-cell>
          <table:table-cell table:style-name="ce2" office:value-type="percentage" office:value="0.0423252279635258" calcext:value-type="percentage">
            <text:p>4.23%</text:p>
          </table:table-cell>
          <table:table-cell table:style-name="ce2" office:value-type="percentage" office:value="0.0586015203900546" calcext:value-type="percentage">
            <text:p>5.86%</text:p>
          </table:table-cell>
          <table:table-cell table:style-name="ce2" office:value-type="percentage" office:value="0.0772076945852097" calcext:value-type="percentage">
            <text:p>7.72%</text:p>
          </table:table-cell>
          <table:table-cell table:style-name="ce2" office:value-type="percentage" office:value="0.0391551603685412" calcext:value-type="percentage">
            <text:p>3.92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diamino acids</text:p>
          </table:table-cell>
          <table:covered-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.00517076006046805" calcext:value-type="float">
            <text:p>0.0051707601</text:p>
          </table:table-cell>
          <table:table-cell office:value-type="float" office:value="0.00240026689141733" calcext:value-type="float">
            <text:p>0.0024002669</text:p>
          </table:table-cell>
          <table:table-cell office:value-type="float" office:value="0.00954983076002953" calcext:value-type="float">
            <text:p>0.0095498308</text:p>
          </table:table-cell>
          <table:table-cell office:value-type="float" office:value="0.00671383581183183" calcext:value-type="float">
            <text:p>0.0067138358</text:p>
          </table:table-cell>
          <table:table-cell office:value-type="float" office:value="0.00412511065210977" calcext:value-type="float">
            <text:p>0.0041251107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000965742742876825" calcext:value-type="float">
            <text:p>0.0009657427</text:p>
          </table:table-cell>
          <table:table-cell office:value-type="float" office:value="0.000444233740693918" calcext:value-type="float">
            <text:p>0.0004442337</text:p>
          </table:table-cell>
          <table:table-cell office:value-type="float" office:value="0.00115853808839918" calcext:value-type="float">
            <text:p>0.0011585381</text:p>
          </table:table-cell>
          <table:table-cell office:value-type="float" office:value="0.000831344414787198" calcext:value-type="float">
            <text:p>0.0008313444</text:p>
          </table:table-cell>
          <table:table-cell office:value-type="float" office:value="0.000749483623487754" calcext:value-type="float">
            <text:p>0.0007494836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00410635010237471" calcext:value-type="float">
            <text:p>0.0041063501</text:p>
          </table:table-cell>
          <table:table-cell office:value-type="float" office:value="0.00212635201573255" calcext:value-type="float">
            <text:p>0.002126352</text:p>
          </table:table-cell>
          <table:table-cell office:value-type="float" office:value="0.00497795145037812" calcext:value-type="float">
            <text:p>0.0049779515</text:p>
          </table:table-cell>
          <table:table-cell office:value-type="float" office:value="0.00424898906447862" calcext:value-type="float">
            <text:p>0.0042489891</text:p>
          </table:table-cell>
          <table:table-cell office:value-type="float" office:value="0.00255532605488345" calcext:value-type="float">
            <text:p>0.002555326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amino acids</text:p>
          </table:table-cell>
          <table:covered-table-cell table:number-columns-repeated="5" table:style-name="ce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67015983315241" calcext:value-type="float">
            <text:p>0.0670159833</text:p>
          </table:table-cell>
          <table:table-cell office:value-type="float" office:value="0.0521713047480645" calcext:value-type="float">
            <text:p>0.0521713047</text:p>
          </table:table-cell>
          <table:table-cell office:value-type="float" office:value="0.0944903651438542" calcext:value-type="float">
            <text:p>0.0944903651</text:p>
          </table:table-cell>
          <table:table-cell office:value-type="float" office:value="0.0838092403756485" calcext:value-type="float">
            <text:p>0.0838092404</text:p>
          </table:table-cell>
          <table:table-cell office:value-type="float" office:value="0.0553007150354618" calcext:value-type="float">
            <text:p>0.0553007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12723768169911" calcext:value-type="float">
            <text:p>0.0127237682</text:p>
          </table:table-cell>
          <table:table-cell office:value-type="float" office:value="0.00696617243216127" calcext:value-type="float">
            <text:p>0.0069661724</text:p>
          </table:table-cell>
          <table:table-cell office:value-type="float" office:value="0.0115510016939007" calcext:value-type="float">
            <text:p>0.0115510017</text:p>
          </table:table-cell>
          <table:table-cell office:value-type="float" office:value="0.0101296802403766" calcext:value-type="float">
            <text:p>0.0101296802</text:p>
          </table:table-cell>
          <table:table-cell office:value-type="float" office:value="0.0125319678263038" calcext:value-type="float">
            <text:p>0.0125319678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0.0548765564381178" calcext:value-type="float">
            <text:p>0.0548765564</text:p>
          </table:table-cell>
          <table:table-cell office:value-type="float" office:value="0.0483615445216165" calcext:value-type="float">
            <text:p>0.0483615445</text:p>
          </table:table-cell>
          <table:table-cell office:value-type="float" office:value="0.0521243807073627" calcext:value-type="float">
            <text:p>0.0521243807</text:p>
          </table:table-cell>
          <table:table-cell office:value-type="float" office:value="0.0499237963379727" calcext:value-type="float">
            <text:p>0.0499237963</text:p>
          </table:table-cell>
          <table:table-cell office:value-type="float" office:value="0.0606185375698073" calcext:value-type="float">
            <text:p>0.0606185376</text:p>
          </table:table-cell>
        </table:table-row>
        <table:table-row table:style-name="ro1">
          <table:table-cell/>
          <table:table-cell office:value-type="float" office:value="0.0619876035332155" calcext:value-type="float">
            <text:p>0.0619876035</text:p>
          </table:table-cell>
          <table:table-cell office:value-type="float" office:value="0.0823442609668516" calcext:value-type="float">
            <text:p>0.082344261</text:p>
          </table:table-cell>
          <table:table-cell office:value-type="float" office:value="0.0584886075626934" calcext:value-type="float">
            <text:p>0.0584886076</text:p>
          </table:table-cell>
          <table:table-cell office:value-type="float" office:value="0.0603390670157833" calcext:value-type="float">
            <text:p>0.060339067</text:p>
          </table:table-cell>
          <table:table-cell office:value-type="float" office:value="0.0673455540799935" calcext:value-type="float">
            <text:p>0.0673455541</text:p>
          </table:table-cell>
        </table:table-row>
        <table:table-row table:style-name="ro1">
          <table:table-cell/>
          <table:table-cell office:value-type="float" office:value="0.0474259121989149" calcext:value-type="float">
            <text:p>0.0474259122</text:p>
          </table:table-cell>
          <table:table-cell office:value-type="float" office:value="0.0508249596182655" calcext:value-type="float">
            <text:p>0.0508249596</text:p>
          </table:table-cell>
          <table:table-cell office:value-type="float" office:value="0.0385929161837564" calcext:value-type="float">
            <text:p>0.0385929162</text:p>
          </table:table-cell>
          <table:table-cell office:value-type="float" office:value="0.0404595695440442" calcext:value-type="float">
            <text:p>0.0404595695</text:p>
          </table:table-cell>
          <table:table-cell office:value-type="float" office:value="0.0447114631840825" calcext:value-type="float">
            <text:p>0.0447114632</text:p>
          </table:table-cell>
        </table:table-row>
        <table:table-row table:style-name="ro1">
          <table:table-cell/>
          <table:table-cell office:value-type="float" office:value="0.0680669779250146" calcext:value-type="float">
            <text:p>0.0680669779</text:p>
          </table:table-cell>
          <table:table-cell office:value-type="float" office:value="0.0669983399099104" calcext:value-type="float">
            <text:p>0.0669983399</text:p>
          </table:table-cell>
          <table:table-cell office:value-type="float" office:value="0.0731058242164117" calcext:value-type="float">
            <text:p>0.0731058242</text:p>
          </table:table-cell>
          <table:table-cell office:value-type="float" office:value="0.0740141353402917" calcext:value-type="float">
            <text:p>0.0740141353</text:p>
          </table:table-cell>
          <table:table-cell office:value-type="float" office:value="0.0485910959817675" calcext:value-type="float">
            <text:p>0.048591096</text:p>
          </table:table-cell>
        </table:table-row>
        <table:table-row table:style-name="ro1">
          <table:table-cell/>
          <table:table-cell office:value-type="float" office:value="0.0194630149434454" calcext:value-type="float">
            <text:p>0.0194630149</text:p>
          </table:table-cell>
          <table:table-cell office:value-type="float" office:value="0.0137409949162973" calcext:value-type="float">
            <text:p>0.0137409949</text:p>
          </table:table-cell>
          <table:table-cell office:value-type="float" office:value="0.0224499153049658" calcext:value-type="float">
            <text:p>0.0224499153</text:p>
          </table:table-cell>
          <table:table-cell office:value-type="float" office:value="0.0187833477668954" calcext:value-type="float">
            <text:p>0.0187833478</text:p>
          </table:table-cell>
          <table:table-cell office:value-type="float" office:value="0.0216772307888587" calcext:value-type="float">
            <text:p>0.0216772308</text:p>
          </table:table-cell>
        </table:table-row>
        <table:table-row table:style-name="ro1">
          <table:table-cell/>
          <table:table-cell office:value-type="float" office:value="0.0691173870224708" calcext:value-type="float">
            <text:p>0.069117387</text:p>
          </table:table-cell>
          <table:table-cell office:value-type="float" office:value="0.0970678637243595" calcext:value-type="float">
            <text:p>0.0970678637</text:p>
          </table:table-cell>
          <table:table-cell office:value-type="float" office:value="0.0591929136365373" calcext:value-type="float">
            <text:p>0.0591929136</text:p>
          </table:table-cell>
          <table:table-cell office:value-type="float" office:value="0.0634519103597238" calcext:value-type="float">
            <text:p>0.0634519104</text:p>
          </table:table-cell>
          <table:table-cell office:value-type="float" office:value="0.066156727886383" calcext:value-type="float">
            <text:p>0.0661567279</text:p>
          </table:table-cell>
        </table:table-row>
        <table:table-row table:style-name="ro1">
          <table:table-cell/>
          <table:table-cell office:value-type="float" office:value="0.0639197941807102" calcext:value-type="float">
            <text:p>0.0639197942</text:p>
          </table:table-cell>
          <table:table-cell office:value-type="float" office:value="0.0859661189920857" calcext:value-type="float">
            <text:p>0.085966119</text:p>
          </table:table-cell>
          <table:table-cell office:value-type="float" office:value="0.0448094043328197" calcext:value-type="float">
            <text:p>0.0448094043</text:p>
          </table:table-cell>
          <table:table-cell office:value-type="float" office:value="0.0424734904604476" calcext:value-type="float">
            <text:p>0.0424734905</text:p>
          </table:table-cell>
          <table:table-cell office:value-type="float" office:value="0.0724488079842727" calcext:value-type="float">
            <text:p>0.072448808</text:p>
          </table:table-cell>
        </table:table-row>
        <table:table-row table:style-name="ro1">
          <table:table-cell/>
          <table:table-cell office:value-type="float" office:value="0.0892900428946324" calcext:value-type="float">
            <text:p>0.0892900429</text:p>
          </table:table-cell>
          <table:table-cell office:value-type="float" office:value="0.104306408154611" calcext:value-type="float">
            <text:p>0.1043064082</text:p>
          </table:table-cell>
          <table:table-cell office:value-type="float" office:value="0.105159392233529" calcext:value-type="float">
            <text:p>0.1051593922</text:p>
          </table:table-cell>
          <table:table-cell office:value-type="float" office:value="0.114311038486315" calcext:value-type="float">
            <text:p>0.1143110385</text:p>
          </table:table-cell>
          <table:table-cell office:value-type="float" office:value="0.0952278776842826" calcext:value-type="float">
            <text:p>0.0952278777</text:p>
          </table:table-cell>
        </table:table-row>
        <table:table-row table:style-name="ro1">
          <table:table-cell/>
          <table:table-cell office:value-type="float" office:value="0.0261882094213616" calcext:value-type="float">
            <text:p>0.0261882094</text:p>
          </table:table-cell>
          <table:table-cell office:value-type="float" office:value="0.019288419535623" calcext:value-type="float">
            <text:p>0.0192884195</text:p>
          </table:table-cell>
          <table:table-cell office:value-type="float" office:value="0.0274373702510284" calcext:value-type="float">
            <text:p>0.0274373703</text:p>
          </table:table-cell>
          <table:table-cell office:value-type="float" office:value="0.0188988778791259" calcext:value-type="float">
            <text:p>0.0188988779</text:p>
          </table:table-cell>
          <table:table-cell office:value-type="float" office:value="0.0199432842918365" calcext:value-type="float">
            <text:p>0.0199432843</text:p>
          </table:table-cell>
        </table:table-row>
        <table:table-row table:style-name="ro1">
          <table:table-cell/>
          <table:table-cell office:value-type="float" office:value="0.0525942294248044" calcext:value-type="float">
            <text:p>0.0525942294</text:p>
          </table:table-cell>
          <table:table-cell office:value-type="float" office:value="0.0472599894154173" calcext:value-type="float">
            <text:p>0.0472599894</text:p>
          </table:table-cell>
          <table:table-cell office:value-type="float" office:value="0.0397595425194544" calcext:value-type="float">
            <text:p>0.0397595425</text:p>
          </table:table-cell>
          <table:table-cell office:value-type="float" office:value="0.041287689388513" calcext:value-type="float">
            <text:p>0.0412876894</text:p>
          </table:table-cell>
          <table:table-cell office:value-type="float" office:value="0.0605779435046596" calcext:value-type="float">
            <text:p>0.0605779435</text:p>
          </table:table-cell>
        </table:table-row>
        <table:table-row table:style-name="ro1">
          <table:table-cell/>
          <table:table-cell office:value-type="float" office:value="0.0377040656804297" calcext:value-type="float">
            <text:p>0.0377040657</text:p>
          </table:table-cell>
          <table:table-cell office:value-type="float" office:value="0.040092123794797" calcext:value-type="float">
            <text:p>0.0400921238</text:p>
          </table:table-cell>
          <table:table-cell office:value-type="float" office:value="0.0441369384973955" calcext:value-type="float">
            <text:p>0.0441369385</text:p>
          </table:table-cell>
          <table:table-cell office:value-type="float" office:value="0.0517926114334145" calcext:value-type="float">
            <text:p>0.0517926114</text:p>
          </table:table-cell>
          <table:table-cell office:value-type="float" office:value="0.0424034006228289" calcext:value-type="float">
            <text:p>0.0424034006</text:p>
          </table:table-cell>
        </table:table-row>
        <table:table-row table:style-name="ro1">
          <table:table-cell/>
          <table:table-cell office:value-type="float" office:value="0.0356272534905317" calcext:value-type="float">
            <text:p>0.0356272535</text:p>
          </table:table-cell>
          <table:table-cell office:value-type="float" office:value="0.0217311481514044" calcext:value-type="float">
            <text:p>0.0217311482</text:p>
          </table:table-cell>
          <table:table-cell office:value-type="float" office:value="0.0444597985149713" calcext:value-type="float">
            <text:p>0.0444597985</text:p>
          </table:table-cell>
          <table:table-cell office:value-type="float" office:value="0.055428575125535" calcext:value-type="float">
            <text:p>0.0554285751</text:p>
          </table:table-cell>
          <table:table-cell office:value-type="float" office:value="0.03752051450078" calcext:value-type="float">
            <text:p>0.0375205145</text:p>
          </table:table-cell>
        </table:table-row>
        <table:table-row table:style-name="ro1">
          <table:table-cell/>
          <table:table-cell office:value-type="float" office:value="0.0460019462429431" calcext:value-type="float">
            <text:p>0.0460019462</text:p>
          </table:table-cell>
          <table:table-cell office:value-type="float" office:value="0.0447327910027599" calcext:value-type="float">
            <text:p>0.044732791</text:p>
          </table:table-cell>
          <table:table-cell office:value-type="float" office:value="0.0565170599997453" calcext:value-type="float">
            <text:p>0.05651706</text:p>
          </table:table-cell>
          <table:table-cell office:value-type="float" office:value="0.050659492092657" calcext:value-type="float">
            <text:p>0.0506594921</text:p>
          </table:table-cell>
          <table:table-cell office:value-type="float" office:value="0.0426991573831906" calcext:value-type="float">
            <text:p>0.0426991574</text:p>
          </table:table-cell>
        </table:table-row>
        <table:table-row table:style-name="ro1">
          <table:table-cell/>
          <table:table-cell office:value-type="float" office:value="0.0638466051410324" calcext:value-type="float">
            <text:p>0.0638466051</text:p>
          </table:table-cell>
          <table:table-cell office:value-type="float" office:value="0.0561724149225378" calcext:value-type="float">
            <text:p>0.0561724149</text:p>
          </table:table-cell>
          <table:table-cell office:value-type="float" office:value="0.0591024873594254" calcext:value-type="float">
            <text:p>0.0591024874</text:p>
          </table:table-cell>
          <table:table-cell office:value-type="float" office:value="0.0587077818310876" calcext:value-type="float">
            <text:p>0.0587077818</text:p>
          </table:table-cell>
          <table:table-cell office:value-type="float" office:value="0.0906233508661034" calcext:value-type="float">
            <text:p>0.0906233509</text:p>
          </table:table-cell>
        </table:table-row>
        <table:table-row table:style-name="ro1">
          <table:table-cell/>
          <table:table-cell office:value-type="float" office:value="0.057879063601861" calcext:value-type="float">
            <text:p>0.0578790636</text:p>
          </table:table-cell>
          <table:table-cell office:value-type="float" office:value="0.0420090710218604" calcext:value-type="float">
            <text:p>0.042009071</text:p>
          </table:table-cell>
          <table:table-cell office:value-type="float" office:value="0.0542977953818918" calcext:value-type="float">
            <text:p>0.0542977954</text:p>
          </table:table-cell>
          <table:table-cell office:value-type="float" office:value="0.054839833673608" calcext:value-type="float">
            <text:p>0.0548398337</text:p>
          </table:table-cell>
          <table:table-cell office:value-type="float" office:value="0.061285440068662" calcext:value-type="float">
            <text:p>0.0612854401</text:p>
          </table:table-cell>
        </table:table-row>
        <table:table-row table:style-name="ro1">
          <table:table-cell/>
          <table:table-cell office:value-type="float" office:value="0.062971849738803" calcext:value-type="float">
            <text:p>0.0629718497</text:p>
          </table:table-cell>
          <table:table-cell office:value-type="float" office:value="0.0654709880725199" calcext:value-type="float">
            <text:p>0.0654709881</text:p>
          </table:table-cell>
          <table:table-cell office:value-type="float" office:value="0.070058713399646" calcext:value-type="float">
            <text:p>0.0700587134</text:p>
          </table:table-cell>
          <table:table-cell office:value-type="float" office:value="0.0661895118991395" calcext:value-type="float">
            <text:p>0.0661895119</text:p>
          </table:table-cell>
          <table:table-cell office:value-type="float" office:value="0.0568606869675653" calcext:value-type="float">
            <text:p>0.056860687</text:p>
          </table:table-cell>
        </table:table-row>
        <table:table-row table:style-name="ro1">
          <table:table-cell/>
          <table:table-cell office:value-type="float" office:value="0.0134925458426869" calcext:value-type="float">
            <text:p>0.0134925458</text:p>
          </table:table-cell>
          <table:table-cell office:value-type="float" office:value="0.0111413938206034" calcext:value-type="float">
            <text:p>0.0111413938</text:p>
          </table:table-cell>
          <table:table-cell office:value-type="float" office:value="0.0154399684144835" calcext:value-type="float">
            <text:p>0.0154399684</text:p>
          </table:table-cell>
          <table:table-cell office:value-type="float" office:value="0.0154477623665743" calcext:value-type="float">
            <text:p>0.0154477624</text:p>
          </table:table-cell>
          <table:table-cell office:value-type="float" office:value="0.0101891103520665" calcext:value-type="float">
            <text:p>0.0101891104</text:p>
          </table:table-cell>
        </table:table-row>
        <table:table-row table:style-name="ro1">
          <table:table-cell/>
          <table:table-cell office:value-type="float" office:value="0.0467724804526713" calcext:value-type="float">
            <text:p>0.0467724805</text:p>
          </table:table-cell>
          <table:table-cell office:value-type="float" office:value="0.0433536922782539" calcext:value-type="float">
            <text:p>0.0433536923</text:p>
          </table:table-cell>
          <table:table-cell office:value-type="float" office:value="0.0288256046461276" calcext:value-type="float">
            <text:p>0.0288256046</text:p>
          </table:table-cell>
          <table:table-cell office:value-type="float" office:value="0.0290525883828465" calcext:value-type="float">
            <text:p>0.0290525884</text:p>
          </table:table-cell>
          <table:table-cell office:value-type="float" office:value="0.0332871334210938" calcext:value-type="float">
            <text:p>0.033287133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AA</text:p>
          </table:table-cell>
          <table:table-cell office:value-type="float" office:value="0.537626832018038" calcext:value-type="float">
            <text:p>0.537626832</text:p>
          </table:table-cell>
          <table:table-cell office:value-type="float" office:value="0.571161748225626" calcext:value-type="float">
            <text:p>0.5711617482</text:p>
          </table:table-cell>
          <table:table-cell office:value-type="float" office:value="0.487883283877349" calcext:value-type="float">
            <text:p>0.4878832839</text:p>
          </table:table-cell>
          <table:table-cell office:value-type="float" office:value="0.38627481632015" calcext:value-type="float">
            <text:p>0.3862748163</text:p>
          </table:table-cell>
          <table:table-cell office:value-type="float" office:value="0.421602787456446" calcext:value-type="float">
            <text:p>0.4216027875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0.17869222096956" calcext:value-type="float">
            <text:p>0.178692221</text:p>
          </table:table-cell>
          <table:table-cell office:value-type="float" office:value="0.198356369069854" calcext:value-type="float">
            <text:p>0.1983563691</text:p>
          </table:table-cell>
          <table:table-cell office:value-type="float" office:value="0.126854599406528" calcext:value-type="float">
            <text:p>0.1268545994</text:p>
          </table:table-cell>
          <table:table-cell office:value-type="float" office:value="0.345787087697358" calcext:value-type="float">
            <text:p>0.3457870877</text:p>
          </table:table-cell>
          <table:table-cell office:value-type="float" office:value="0.218641114982578" calcext:value-type="float">
            <text:p>0.218641115</text:p>
          </table:table-cell>
        </table:table-row>
        <table:table-row table:style-name="ro1">
          <table:table-cell office:value-type="string" calcext:value-type="string">
            <text:p>TGA</text:p>
          </table:table-cell>
          <table:table-cell office:value-type="float" office:value="0.283680947012401" calcext:value-type="float">
            <text:p>0.283680947</text:p>
          </table:table-cell>
          <table:table-cell office:value-type="float" office:value="0.23048188270452" calcext:value-type="float">
            <text:p>0.2304818827</text:p>
          </table:table-cell>
          <table:table-cell office:value-type="float" office:value="0.385262116716123" calcext:value-type="float">
            <text:p>0.3852621167</text:p>
          </table:table-cell>
          <table:table-cell office:value-type="float" office:value="0.267938095982492" calcext:value-type="float">
            <text:p>0.267938096</text:p>
          </table:table-cell>
          <table:table-cell office:value-type="float" office:value="0.359756097560976" calcext:value-type="float">
            <text:p>0.35975609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7:20:33.356455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8:50:58.774495304</meta:creation-date>
    <dc:date>2017-05-30T18:50:27.358035021</dc:date>
    <meta:editing-duration>PT1H32M47S</meta:editing-duration>
    <meta:editing-cycles>4</meta:editing-cycles>
    <meta:generator>LibreOffice/5.1.6.2$Linux_X86_64 LibreOffice_project/10m0$Build-2</meta:generator>
    <meta:document-statistic meta:table-count="1" meta:cell-count="286" meta:object-count="0"/>
  </office:meta>
</office:document-meta>
</file>